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officeooo:rsid="0005b1d4" officeooo:paragraph-rsid="0005b1d4" style:font-size-asian="31.5pt" style:font-size-complex="36pt"/>
    </style:style>
    <style:style style:name="P2" style:family="paragraph" style:parent-style-name="Standard">
      <style:paragraph-properties fo:text-align="start" style:justify-single-word="false"/>
      <style:text-properties fo:font-size="36pt" officeooo:rsid="0005b1d4" officeooo:paragraph-rsid="0005b1d4" style:font-size-asian="31.5pt" style:font-size-complex="36pt"/>
    </style:style>
    <style:style style:name="P3" style:family="paragraph" style:parent-style-name="Standard">
      <style:paragraph-properties fo:text-align="start" style:justify-single-word="false"/>
      <style:text-properties fo:font-size="21pt" officeooo:rsid="0006b927" officeooo:paragraph-rsid="0006b927" style:font-size-asian="21pt" style:font-size-complex="21pt"/>
    </style:style>
    <style:style style:name="P4" style:family="paragraph" style:parent-style-name="Standard">
      <style:paragraph-properties fo:text-align="start" style:justify-single-word="false"/>
      <style:text-properties fo:font-size="21pt" officeooo:rsid="0006b927" officeooo:paragraph-rsid="0006b927" style:font-size-asian="18.3500003814697pt" style:font-size-complex="21pt"/>
    </style:style>
    <style:style style:name="P5" style:family="paragraph" style:parent-style-name="Standard">
      <style:paragraph-properties fo:text-align="start" style:justify-single-word="false"/>
      <style:text-properties fo:font-size="16pt" officeooo:rsid="0005b1d4" officeooo:paragraph-rsid="0005b1d4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05b1d4" officeooo:paragraph-rsid="0006b927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076785" officeooo:paragraph-rsid="00076785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5pt" officeooo:rsid="0005b1d4" officeooo:paragraph-rsid="0006b927" style:font-size-asian="15pt" style:font-size-complex="15pt"/>
    </style:style>
    <style:style style:name="T1" style:family="text">
      <style:text-properties fo:font-size="28pt" style:font-size-asian="24.5pt" style:font-size-complex="28pt"/>
    </style:style>
    <style:style style:name="T2" style:family="text">
      <style:text-properties officeooo:rsid="0006b927"/>
    </style:style>
    <style:style style:name="T3" style:family="text">
      <style:text-properties fo:font-size="20pt" officeooo:rsid="0006b927" style:font-size-asian="20pt" style:font-size-complex="20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officeooo:rsid="0006b927" style:font-size-asian="15pt" style:font-size-complex="15pt"/>
    </style:style>
    <style:style style:name="T6" style:family="text">
      <style:text-properties style:text-line-through-style="none" style:text-line-through-type="none"/>
    </style:style>
    <style:style style:name="T7" style:family="text">
      <style:text-properties style:text-line-through-style="none" style:text-line-through-type="none" officeooo:rsid="0006b927"/>
    </style:style>
    <style:style style:name="T8" style:family="text">
      <style:text-properties style:text-line-through-style="none" style:text-line-through-type="none" fo:font-size="16pt" style:font-size-asian="16pt" style:font-size-complex="16pt"/>
    </style:style>
    <style:style style:name="T9" style:family="text">
      <style:text-properties fo:font-size="21pt" style:font-size-asian="21pt" style:font-size-complex="21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style:font-size-asian="14pt" style:font-size-complex="16pt"/>
    </style:style>
    <style:style style:name="T12" style:family="text">
      <style:text-properties fo:font-size="36pt" style:font-size-asian="31.5pt" style:font-size-complex="36pt"/>
    </style:style>
    <style:style style:name="T13" style:family="text">
      <style:text-properties fo:font-size="32pt" style:font-size-asian="32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1"/>RESUME <text:s text:c="8"/></text:p>
      <text:p text:style-name="P2"><text:span text:style-name="T1">Fahmitha Nasarin</text:span> <text:s/></text:p>
      <text:p text:style-name="P5">Biomedical student</text:p>
      <text:p text:style-name="P5"/>
      <text:p text:style-name="P5"/>
      <text:p text:style-name="P6"><text:span text:style-name="T3">EDUCATION</text:span> <text:s text:c="2"/><text:span text:style-name="T9">: <text:s/></text:span><text:span text:style-name="T5">B.tech </text:span><text:span text:style-name="T4">in Electronics </text:span><text:span text:style-name="T5">and</text:span><text:span text:style-name="T4"> Biomedical Engineering at <text:s/></text:span></text:p>
      <text:p text:style-name="P8"><text:s text:c="38"/><text:span text:style-name="T2">Adishankara Institute of Engineering and Technology</text:span></text:p>
      <text:p text:style-name="P5"><text:s text:c="36"/><text:span text:style-name="T7">Kalady,Ernakulam.</text:span></text:p>
      <text:p text:style-name="P5"><text:span text:style-name="T7"/></text:p>
      <text:p text:style-name="P3"><text:span text:style-name="T6">SKILLS <text:s text:c="9"/>: <text:s text:c="2"/></text:span><text:span text:style-name="T8">Technical skills : Python</text:span></text:p>
      <text:p text:style-name="P3"><text:span text:style-name="T8"><text:s text:c="36"/></text:span><text:span text:style-name="T10">Effective communication </text:span></text:p>
      <text:p text:style-name="P3"><text:span text:style-name="T10"><text:s text:c="36"/>Team work and Collabration</text:span></text:p>
      <text:p text:style-name="P3"><text:span text:style-name="T10"><text:s text:c="2"/></text:span></text:p>
      <text:p text:style-name="P4">EXTRA <text:s text:c="9"/>: <text:s text:c="2"/><text:span text:style-name="T11">Attended Workshop</text:span></text:p>
      <text:p text:style-name="P4"><text:span text:style-name="T11"><text:s/>ACTIVITY <text:s text:c="15"/>Member of EBSAA</text:span></text:p>
      <text:p text:style-name="P4"><text:span text:style-name="T11"><text:s text:c="36"/>Stemcell Donor</text:span></text:p>
      <text:p text:style-name="P4"><text:span text:style-name="T11"/></text:p>
      <text:p text:style-name="P3">PROJECT <text:s text:c="5"/>: <text:s/><text:span text:style-name="T11"><text:s text:c="2"/>Participate in an idea pitching competition with</text:span></text:p>
      <text:p text:style-name="P3"><text:span text:style-name="T11"><text:s text:c="36"/>topic Toddler friendly pocket ai system</text:span></text:p>
      <text:p text:style-name="P3"><text:span text:style-name="T11"/></text:p>
      <text:p text:style-name="P3"><text:span text:style-name="T11"><text:s text:c="16"/></text:span><text:span text:style-name="T13">CONTACT INFORMATION</text:span></text:p>
      <text:p text:style-name="P7">PH : 7012834598</text:p>
      <text:p text:style-name="P7">E mail : <text:a xlink:type="simple" xlink:href="mailto:fahmithanasrin@gmail.com" text:style-name="Internet_20_link" text:visited-style-name="Visited_20_Internet_20_Link">fahmithanasrin@gmail.com</text:a></text:p>
      <text:p text:style-name="P7"/>
      <text:p text:style-name="P4"><text:span text:style-name="T11"><text:s text:c="35"/></text:span></text:p>
      <text:p text:style-name="P4"><text:span text:style-name="T1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11:05:51.384808514</meta:creation-date>
    <dc:date>2025-03-21T11:41:28.658452147</dc:date>
    <meta:editing-duration>PT3M7S</meta:editing-duration>
    <meta:editing-cycles>1</meta:editing-cycles>
    <meta:document-statistic meta:table-count="0" meta:image-count="0" meta:object-count="0" meta:page-count="1" meta:paragraph-count="19" meta:word-count="67" meta:character-count="826" meta:non-whitespace-character-count="431"/>
    <meta:generator>LibreOffice/7.3.7.2$Linux_X86_64 LibreOffice_project/30$Build-2</meta:generator>
  </office:meta>
</office:document-meta>
</file>